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ing_20_4">
      <style:text-properties officeooo:rsid="000a5ad4" officeooo:paragraph-rsid="000a5ad4"/>
    </style:style>
    <style:style style:name="P2" style:family="paragraph" style:parent-style-name="Heading_20_5">
      <style:text-properties officeooo:rsid="000a5ad4" officeooo:paragraph-rsid="000a5ad4"/>
    </style:style>
    <style:style style:name="P3" style:family="paragraph" style:parent-style-name="Standard">
      <style:text-properties officeooo:rsid="000a5ad4" officeooo:paragraph-rsid="000a5ad4"/>
    </style:style>
    <style:style style:name="P4" style:family="paragraph" style:parent-style-name="Standard">
      <style:paragraph-properties fo:text-align="center" style:justify-single-word="false"/>
      <style:text-properties fo:font-size="40pt" fo:font-weight="bold" officeooo:rsid="000a5ad4" officeooo:paragraph-rsid="000a5ad4" style:font-size-asian="40pt" style:font-weight-asian="bold" style:font-size-complex="40pt" style:font-weight-complex="bold"/>
    </style:style>
    <style:style style:name="P5" style:family="paragraph" style:parent-style-name="Text_20_body" style:list-style-name="L1">
      <style:paragraph-properties fo:margin-top="0cm" fo:margin-bottom="0cm" style:contextual-spacing="false"/>
    </style:style>
    <style:style style:name="P6" style:family="paragraph" style:parent-style-name="Text_20_body" style:list-style-name="L1">
      <style:paragraph-properties fo:margin-top="0cm" fo:margin-bottom="0cm" style:contextual-spacing="false"/>
      <style:text-properties officeooo:paragraph-rsid="000a5ad4"/>
    </style:style>
    <style:style style:name="P7" style:family="paragraph" style:parent-style-name="Text_20_body">
      <style:text-properties officeooo:paragraph-rsid="000a5ad4"/>
    </style:style>
    <style:style style:name="P8" style:family="paragraph" style:parent-style-name="Text_20_body">
      <style:paragraph-properties fo:margin-top="0cm" fo:margin-bottom="0cm" style:contextual-spacing="false"/>
      <style:text-properties officeooo:paragraph-rsid="000a5ad4"/>
    </style:style>
    <style:style style:name="P9" style:family="paragraph" style:parent-style-name="Text_20_body" style:list-style-name="L2"/>
    <style:style style:name="P10" style:family="paragraph" style:parent-style-name="Text_20_body" style:list-style-name="L2">
      <style:paragraph-properties fo:margin-top="0cm" fo:margin-bottom="0cm" style:contextual-spacing="false"/>
    </style:style>
    <style:style style:name="P11" style:family="paragraph" style:parent-style-name="Text_20_body" style:list-style-name="L3"/>
    <style:style style:name="P12" style:family="paragraph" style:parent-style-name="Text_20_body" style:list-style-name="L3">
      <style:paragraph-properties fo:margin-top="0cm" fo:margin-bottom="0cm" style:contextual-spacing="false"/>
    </style:style>
    <style:style style:name="P13" style:family="paragraph" style:parent-style-name="Text_20_body">
      <style:text-properties officeooo:rsid="000a5ad4" officeooo:paragraph-rsid="000a5ad4"/>
    </style:style>
    <style:style style:name="P14" style:family="paragraph" style:parent-style-name="Text_20_body" style:list-style-name="L4"/>
    <style:style style:name="P15" style:family="paragraph" style:parent-style-name="Text_20_body" style:list-style-name="L4">
      <style:paragraph-properties fo:margin-top="0cm" fo:margin-bottom="0cm" style:contextual-spacing="false"/>
    </style:style>
    <style:style style:name="P16" style:family="paragraph" style:parent-style-name="Text_20_body" style:list-style-name="L5"/>
    <style:style style:name="P17" style:family="paragraph" style:parent-style-name="Text_20_body" style:list-style-name="L5">
      <style:paragraph-properties fo:margin-top="0cm" fo:margin-bottom="0cm" style:contextual-spacing="false"/>
    </style:style>
    <style:style style:name="T1" style:family="text">
      <style:text-properties officeooo:rsid="000a5ad4"/>
    </style:style>
    <text:list-style style:name="L1">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Rapport </text:p>
      <text:p text:style-name="P3"/>
      <text:h text:style-name="P1" text:outline-level="4"><text:span text:style-name="Strong_20_Emphasis">Introduction</text:span></text:h>
      <text:p text:style-name="Text_20_body">Dans un environnement commercial en constante évolution, les entreprises doivent s'adapter rapidement aux attentes et aux besoins de leurs clients. Avec la montée en puissance du commerce numérique, une quantité considérable de données sur les comportements d'achat est désormais disponible. Cette richesse informationnelle, bien qu'extrêmement précieuse, pose également des défis majeurs : comment exploiter efficacement ces données pour identifier des tendances, comprendre les préférences des clients, et surtout, anticiper leurs besoins futurs ?</text:p>
      <text:p text:style-name="Text_20_body">L'enjeu dépasse la simple fidélisation client. Il s'agit également d'optimiser les stocks, d'ajuster les stratégies marketing, et d'améliorer les performances commerciales dans un contexte où la concurrence est rude et où chaque opportunité manquée peut représenter une perte significative. Dans cette optique, l'analyse des données clients devient un levier stratégique essentiel.</text:p>
      <text:p text:style-name="Text_20_body">Le problème posé dans ce projet est le suivant : <text:span text:style-name="Strong_20_Emphasis">comment analyser de manière approfondie les comportements d'achat des clients et exploiter cette connaissance pour prédire leurs futurs achats ?</text:span> Cette problématique implique une compréhension fine des habitudes d'achat, des relations entre les produits consommés, et des variations comportementales d'un client à un autre.</text:p>
      <text:p text:style-name="Text_20_body">Pour relever ce défi, il est nécessaire d'adopter une démarche structurée, combinant des outils analytiques avancés et des méthodologies robustes. Les données transactionnelles doivent d'abord être nettoyées et enrichies, puis exploitées pour extraire des informations pertinentes. Cela nécessite une intégration judicieuse de techniques quantitatives telles que l'analyse descriptive, la segmentation des clients, et l'application de modèles prédictifs.</text:p>
      <text:p text:style-name="Text_20_body">Les objectifs de ce rapport sont multiples :</text:p>
      <text:list text:style-name="L1">
        <text:list-item>
          <text:p text:style-name="P5"><text:span text:style-name="Strong_20_Emphasis">Fournir une méthodologie claire et reproductible</text:span> pour analyser les comportements d'achat des clients à partir de données transactionnelles.</text:p>
        </text:list-item>
        <text:list-item>
          <text:p text:style-name="P5"><text:span text:style-name="Strong_20_Emphasis">Identifier les comportements dominants</text:span> à travers des analyses exploratoires et des visualisations adaptées.</text:p>
        </text:list-item>
        <text:list-item>
          <text:p text:style-name="P6"><text:span text:style-name="Strong_20_Emphasis">Proposer des modèles prédictifs</text:span> capables d'anticiper les futurs achats des clients.</text:p>
        </text:list-item>
      </text:list>
      <text:p text:style-name="P8"/>
      <text:p text:style-name="P7">Dans ce document, nous détaillerons chaque étape de la démarche entreprise, en mettant en avant les choix méthodologiques et les outils numériques adoptés. La suite de ce rapport explorera la préparation des données, les méthodes d'analyse adoptées, ainsi que les résultats obtenus, avant de conclure par des recommandations stratégiques et des perspectives d'amélioration.</text:p>
      <text:p text:style-name="P3"/>
      <text:p text:style-name="P3"/>
      <text:p text:style-name="P3"/>
      <text:p text:style-name="P3"/>
      <text:p text:style-name="P3"/>
      <text:p text:style-name="P3"/>
      <text:p text:style-name="P3"/>
      <text:p text:style-name="P3"/>
      <text:p text:style-name="P3"/>
      <text:p text:style-name="P3"><text:soft-page-break/>La segmentation RFM :</text:p>
      <text:h text:style-name="P2" text:outline-level="5"><text:span text:style-name="Strong_20_Emphasis">1. Préparation des données</text:span></text:h>
      <text:p text:style-name="Text_20_body">Avant <text:span text:style-name="T1">notre segmentation</text:span>, les données ont été préparées. Les principales étapes incluent :</text:p>
      <text:list text:style-name="L2">
        <text:list-item>
          <text:p text:style-name="P10"><text:span text:style-name="Strong_20_Emphasis">Conversion des dates</text:span> : Les colonnes contenant des dates ont été transformées en format datetime pour permettre une analyse temporelle.</text:p>
        </text:list-item>
        <text:list-item>
          <text:p text:style-name="P10"><text:span text:style-name="Strong_20_Emphasis">Construction des indicateurs clés</text:span> : Trois indicateurs ont été calculés pour chaque client :</text:p>
          <text:list>
            <text:list-item>
              <text:p text:style-name="P10"><text:span text:style-name="Strong_20_Emphasis">Récence</text:span> : Mesurée en jours depuis la dernière transaction d'un client.</text:p>
            </text:list-item>
            <text:list-item>
              <text:p text:style-name="P10"><text:span text:style-name="Strong_20_Emphasis">Fréquence</text:span> : Nombre total de transactions effectuées par client.</text:p>
            </text:list-item>
            <text:list-item>
              <text:p text:style-name="P9"><text:span text:style-name="Strong_20_Emphasis">Montant approximatif</text:span> : Basé sur la somme des quantités achetées.</text:p>
            </text:list-item>
          </text:list>
        </text:list-item>
      </text:list>
      <text:p text:style-name="Text_20_body">Ces indicateurs ont été regroupés dans une table RFM (Récence, Fréquence, Montant) pour chaque client.</text:p>
      <text:p text:style-name="P13">La segmentation des clients a été réalisée en divisant les clients en trois groupes sur chaque dimension. (récence, fréquence et montant)</text:p>
      <text:list text:style-name="L3">
        <text:list-item>
          <text:p text:style-name="P12"><text:span text:style-name="Strong_20_Emphasis">Stratégie de classification</text:span> : Les clients ont été classés comme <text:span text:style-name="Emphasis">Bas</text:span>, <text:span text:style-name="Emphasis">Moyen</text:span> ou <text:span text:style-name="Emphasis">Haut</text:span> pour chaque métrique RFM. Par exemple, un client avec une "récence faible", une "fréquence élevée" et un "montant moyen" pourrait être classé dans un segment spécifique.</text:p>
        </text:list-item>
        <text:list-item>
          <text:p text:style-name="P11"><text:span text:style-name="Strong_20_Emphasis">Création des segments RFM</text:span> : Une combinaison des scores RFM a permis de définir plusieurs segments clients (<text:span text:style-name="Emphasis">Very Good Customers</text:span>, <text:span text:style-name="Emphasis">Weak Customers</text:span>, <text:span text:style-name="Emphasis">Loss of Momentum...</text:span>).</text:p>
        </text:list-item>
      </text:list>
      <text:p text:style-name="P13">Une <text:span text:style-name="Strong_20_Emphasis">Analyse en Composantes Principales (ACP)</text:span> a été utilisée pour étudier les comportements des clients dans différents segments :</text:p>
      <text:list text:style-name="L4">
        <text:list-item>
          <text:p text:style-name="P15">Les variables issues des secteurs d'achat des clients ont servi de base pour l'ACP.</text:p>
        </text:list-item>
        <text:list-item>
          <text:p text:style-name="P14">Une ACP distincte a été réalisée pour chaque segment RFM afin de visualiser les variations intra-segment et détecter les regroupements naturels.</text:p>
        </text:list-item>
      </text:list>
      <text:p text:style-name="Text_20_body">Les résultats ont révélé des structures intéressantes pour certains segments :</text:p>
      <text:list text:style-name="L5">
        <text:list-item>
          <text:p text:style-name="P17">Les <text:span text:style-name="Strong_20_Emphasis">Very Good Customers</text:span> montrent une forte homogénéité, ce qui suggère une fidélité importante à certains types de produits.</text:p>
        </text:list-item>
        <text:list-item>
          <text:p text:style-name="P16">Les segments plus faibles (e.g., <text:span text:style-name="Emphasis">Weak Customers</text:span>) affichent une variabilité élevée, indiquant des comportements d'achat moins cohérents.</text:p>
        </text:list-item>
      </text:list>
      <text:p text:style-name="P3"/>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SimSun" style:font-family-asian="NSimSun" style:font-family-generic-asian="system" style:font-pitch-asian="variable" style:font-size-asian="12pt" style:font-weight-asian="bold" style:font-name-complex="Lucida Sans1" style:font-family-complex="'Lucida Sans'" style:font-family-generic-complex="system" style:font-pitch-complex="variable" style:font-size-complex="12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NSimSun" style:font-family-asian="NSimSun" style:font-family-generic-asian="system" style:font-pitch-asian="variable" style:font-size-asian="10pt" style:font-weight-asian="bold" style:font-name-complex="Lucida Sans1" style:font-family-complex="'Lucida Sans'" style:font-family-generic-complex="system" style:font-pitch-complex="variable" style:font-size-complex="10pt" style:font-weight-complex="bold"/>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4-12-13T16:56:18.619000000</meta:creation-date>
    <dc:date>2024-12-13T17:13:53.004000000</dc:date>
    <meta:editing-duration>PT17M34S</meta:editing-duration>
    <meta:editing-cycles>1</meta:editing-cycles>
    <meta:document-statistic meta:table-count="0" meta:image-count="0" meta:object-count="0" meta:page-count="2" meta:paragraph-count="29" meta:word-count="641" meta:character-count="4446" meta:non-whitespace-character-count="3847"/>
    <meta:generator>LibreOffice/7.6.2.1$Windows_X86_64 LibreOffice_project/56f7684011345957bbf33a7ee678afaf4d2ba333</meta:generator>
  </office:meta>
</office:document-meta>
</file>